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47.26667" calcext:value-type="float">
            <text:p>47.267</text:p>
          </table:table-cell>
          <table:table-cell table:formula="of:=([.B2]*100)/48" office:value-type="float" office:value="98.4722291666667" calcext:value-type="float">
            <text:p>98.472</text:p>
          </table:table-cell>
          <table:table-cell office:value-type="float" office:value="0.23409" calcext:value-type="float">
            <text:p>0.234</text:p>
          </table:table-cell>
          <table:table-cell table:formula="of:=([.D2]*100)/[.B2]" office:value-type="float" office:value="0.495253843776175" calcext:value-type="float">
            <text:p>0.495</text:p>
          </table:table-cell>
          <table:table-cell office:value-type="float" office:value="2874.46667" calcext:value-type="float">
            <text:p>2874.467</text:p>
          </table:table-cell>
          <table:table-cell table:formula="of:=([.F2]*100)/2880" office:value-type="float" office:value="99.8078704861111" calcext:value-type="float">
            <text:p>99.808</text:p>
          </table:table-cell>
          <table:table-cell office:value-type="float" office:value="0.66786" calcext:value-type="float">
            <text:p>0.668</text:p>
          </table:table-cell>
          <table:table-cell table:formula="of:=([.H2]*100)/[.F2]" office:value-type="float" office:value="0.0232342231332952" calcext:value-type="float">
            <text:p>0.023</text:p>
          </table:table-cell>
          <table:table-cell office:value-type="float" office:value="139.6" calcext:value-type="float">
            <text:p>139.600</text:p>
          </table:table-cell>
          <table:table-cell table:formula="of:=([.J2]*100)/144" office:value-type="float" office:value="96.9444444444444" calcext:value-type="float">
            <text:p>96.944</text:p>
          </table:table-cell>
          <table:table-cell office:value-type="float" office:value="1.95801" calcext:value-type="float">
            <text:p>1.958</text:p>
          </table:table-cell>
          <table:table-cell table:formula="of:=([.L2]*100)/[.J2]" office:value-type="float" office:value="1.40258595988539" calcext:value-type="float">
            <text:p>1.403</text:p>
          </table:table-cell>
          <table:table-cell office:value-type="float" office:value="244.06667" calcext:value-type="float">
            <text:p>244.067</text:p>
          </table:table-cell>
          <table:table-cell table:formula="of:=([.N2]*100)/240" office:value-type="float" office:value="101.694445833333" calcext:value-type="float">
            <text:p>101.694</text:p>
          </table:table-cell>
          <table:table-cell office:value-type="float" office:value="0.2635" calcext:value-type="float">
            <text:p>0.264</text:p>
          </table:table-cell>
          <table:table-cell table:formula="of:=([.P2]*100)/[.N2]" office:value-type="float" office:value="0.107962303906551" calcext:value-type="float">
            <text:p>0.108</text:p>
          </table:table-cell>
          <table:table-cell office:value-type="float" office:value="16649" calcext:value-type="float">
            <text:p>16649.000</text:p>
          </table:table-cell>
          <table:table-cell table:formula="of:=([.R2]*100)/54000" office:value-type="float" office:value="30.8314814814815" calcext:value-type="float">
            <text:p>30.831</text:p>
          </table:table-cell>
          <table:table-cell office:value-type="float" office:value="1459.35061" calcext:value-type="float">
            <text:p>1459.351</text:p>
          </table:table-cell>
          <table:table-cell table:formula="of:=([.T2]*100)/[.R2]" office:value-type="float" office:value="8.7653949786774" calcext:value-type="float">
            <text:p>8.765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42.2" calcext:value-type="float">
            <text:p>42.200</text:p>
          </table:table-cell>
          <table:table-cell table:formula="of:=([.B3]*100)/48" office:value-type="float" office:value="87.9166666666667" calcext:value-type="float">
            <text:p>87.917</text:p>
          </table:table-cell>
          <table:table-cell office:value-type="float" office:value="0.34288" calcext:value-type="float">
            <text:p>0.343</text:p>
          </table:table-cell>
          <table:table-cell table:formula="of:=([.D3]*100)/[.B3]" office:value-type="float" office:value="0.812511848341232" calcext:value-type="float">
            <text:p>0.813</text:p>
          </table:table-cell>
          <table:table-cell office:value-type="float" office:value="2854.93333" calcext:value-type="float">
            <text:p>2854.933</text:p>
          </table:table-cell>
          <table:table-cell table:formula="of:=([.F3]*100)/2880" office:value-type="float" office:value="99.1296295138889" calcext:value-type="float">
            <text:p>99.130</text:p>
          </table:table-cell>
          <table:table-cell office:value-type="float" office:value="0.57482" calcext:value-type="float">
            <text:p>0.575</text:p>
          </table:table-cell>
          <table:table-cell table:formula="of:=([.H3]*100)/[.F3]" office:value-type="float" office:value="0.0201342705260301" calcext:value-type="float">
            <text:p>0.020</text:p>
          </table:table-cell>
          <table:table-cell office:value-type="float" office:value="123.73333" calcext:value-type="float">
            <text:p>123.733</text:p>
          </table:table-cell>
          <table:table-cell table:formula="of:=([.J3]*100)/144" office:value-type="float" office:value="85.9259236111111" calcext:value-type="float">
            <text:p>85.926</text:p>
          </table:table-cell>
          <table:table-cell office:value-type="float" office:value="0.48002" calcext:value-type="float">
            <text:p>0.480</text:p>
          </table:table-cell>
          <table:table-cell table:formula="of:=([.L3]*100)/[.J3]" office:value-type="float" office:value="0.387947208727026" calcext:value-type="float">
            <text:p>0.388</text:p>
          </table:table-cell>
          <table:table-cell office:value-type="float" office:value="225.06667" calcext:value-type="float">
            <text:p>225.067</text:p>
          </table:table-cell>
          <table:table-cell table:formula="of:=([.N3]*100)/240" office:value-type="float" office:value="93.7777791666667" calcext:value-type="float">
            <text:p>93.778</text:p>
          </table:table-cell>
          <table:table-cell office:value-type="float" office:value="0.41163" calcext:value-type="float">
            <text:p>0.412</text:p>
          </table:table-cell>
          <table:table-cell table:formula="of:=([.P3]*100)/[.N3]" office:value-type="float" office:value="0.182892473594602" calcext:value-type="float">
            <text:p>0.183</text:p>
          </table:table-cell>
          <table:table-cell office:value-type="float" office:value="48911.86667" calcext:value-type="float">
            <text:p>48911.867</text:p>
          </table:table-cell>
          <table:table-cell table:formula="of:=([.R3]*100)/54000" office:value-type="float" office:value="90.5775308703704" calcext:value-type="float">
            <text:p>90.578</text:p>
          </table:table-cell>
          <table:table-cell office:value-type="float" office:value="11.84832" calcext:value-type="float">
            <text:p>11.848</text:p>
          </table:table-cell>
          <table:table-cell table:formula="of:=([.T3]*100)/[.R3]" office:value-type="float" office:value="0.0242238148053898" calcext:value-type="float">
            <text:p>0.024</text:p>
          </table:table-cell>
        </table:table-row>
        <table:table-row table:style-name="ro1">
          <table:table-cell office:value-type="string" calcext:value-type="string">
            <text:p>retransmissionMode (retries=4 e timeout = 0.4)</text:p>
          </table:table-cell>
          <table:table-cell office:value-type="float" office:value="47.06667" calcext:value-type="float">
            <text:p>47.067</text:p>
          </table:table-cell>
          <table:table-cell table:formula="of:=([.B4]*100)/48" office:value-type="float" office:value="98.0555625" calcext:value-type="float">
            <text:p>98.056</text:p>
          </table:table-cell>
          <table:table-cell office:value-type="float" office:value="0.3226" calcext:value-type="float">
            <text:p>0.323</text:p>
          </table:table-cell>
          <table:table-cell table:formula="of:=([.D4]*100)/[.B4]" office:value-type="float" office:value="0.685410716330686" calcext:value-type="float">
            <text:p>0.685</text:p>
          </table:table-cell>
          <table:table-cell office:value-type="float" office:value="2871.86667" calcext:value-type="float">
            <text:p>2871.867</text:p>
          </table:table-cell>
          <table:table-cell table:formula="of:=([.F4]*100)/2880" office:value-type="float" office:value="99.7175927083334" calcext:value-type="float">
            <text:p>99.718</text:p>
          </table:table-cell>
          <table:table-cell office:value-type="float" office:value="0.99005" calcext:value-type="float">
            <text:p>0.990</text:p>
          </table:table-cell>
          <table:table-cell table:formula="of:=([.H4]*100)/[.F4]" office:value-type="float" office:value="0.0344740934647917" calcext:value-type="float">
            <text:p>0.034</text:p>
          </table:table-cell>
          <table:table-cell office:value-type="float" office:value="133.8" calcext:value-type="float">
            <text:p>133.800</text:p>
          </table:table-cell>
          <table:table-cell table:formula="of:=([.J4]*100)/144" office:value-type="float" office:value="92.9166666666667" calcext:value-type="float">
            <text:p>92.917</text:p>
          </table:table-cell>
          <table:table-cell office:value-type="float" office:value="0.37763" calcext:value-type="float">
            <text:p>0.378</text:p>
          </table:table-cell>
          <table:table-cell table:formula="of:=([.L4]*100)/[.J4]" office:value-type="float" office:value="0.282234678624813" calcext:value-type="float">
            <text:p>0.282</text:p>
          </table:table-cell>
          <table:table-cell office:value-type="float" office:value="240" calcext:value-type="float">
            <text:p>240.000</text:p>
          </table:table-cell>
          <table:table-cell table:formula="of:=([.N4]*100)/240" office:value-type="float" office:value="100" calcext:value-type="float">
            <text:p>100.000</text:p>
          </table:table-cell>
          <table:table-cell office:value-type="float" office:value="7.71771" calcext:value-type="float">
            <text:p>7.718</text:p>
          </table:table-cell>
          <table:table-cell table:formula="of:=([.P4]*100)/[.N4]" office:value-type="float" office:value="3.2157125" calcext:value-type="float">
            <text:p>3.216</text:p>
          </table:table-cell>
          <table:table-cell office:value-type="float" office:value="41374.6" calcext:value-type="float">
            <text:p>41374.600</text:p>
          </table:table-cell>
          <table:table-cell table:formula="of:=([.R4]*100)/54000" office:value-type="float" office:value="76.6196296296296" calcext:value-type="float">
            <text:p>76.620</text:p>
          </table:table-cell>
          <table:table-cell office:value-type="float" office:value="16.78692" calcext:value-type="float">
            <text:p>16.787</text:p>
          </table:table-cell>
          <table:table-cell table:formula="of:=([.T4]*100)/[.R4]" office:value-type="float" office:value="0.0405730085608078" calcext:value-type="float">
            <text:p>0.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6:33:52.524137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5-08T16:44:26.596022727</dc:date>
    <meta:editing-duration>PT1H59M18S</meta:editing-duration>
    <meta:editing-cycles>13</meta:editing-cycles>
    <meta:generator>LibreOffice/6.0.7.3$Linux_X86_64 LibreOffice_project/00m0$Build-3</meta:generator>
    <meta:document-statistic meta:table-count="1" meta:cell-count="84" meta:object-count="0"/>
  </office:meta>
</office:document-meta>
</file>